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ypeHint.FilterTypeHint(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ypeHint.get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ypeHint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ypeHint.getTypeHint( String 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